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22b966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16cm"/>
    </style:style>
    <style:style style:name="gr4" style:family="graphic" style:parent-style-name="standard">
      <style:graphic-properties draw:stroke="dash" draw:stroke-dash="dott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" svg:stroke-color="#8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800000" draw:fill="none" draw:fill-color="#ffffff" fo:min-height="0.416cm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8000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style:font-size-asian="14pt" style:font-size-complex="14pt"/>
    </style:style>
    <style:style style:name="P6" style:family="paragraph">
      <style:paragraph-properties fo:text-align="center"/>
      <style:text-properties fo:color="#800000"/>
    </style:style>
    <style:style style:name="P7" style:family="paragraph">
      <style:paragraph-properties fo:text-align="center"/>
      <style:text-properties fo:color="#80000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">
        <draw:custom-shape draw:style-name="gr1" draw:text-style-name="P1" draw:id="id1" draw:layer="layout" svg:width="4cm" svg:height="2.666cm" svg:x="6cm" svg:y="2cm"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g draw:id="id2">
          <draw:line draw:style-name="gr2" draw:text-style-name="P2" draw:layer="layout" svg:x1="10cm" svg:y1="2.333cm" svg:x2="13.999cm" svg:y2="2.333cm">
            <text:p/>
          </draw:line>
          <draw:frame draw:style-name="gr3" draw:text-style-name="P3" draw:layer="layout" svg:width="4cm" svg:height="0.725cm" svg:x="10cm" svg:y="1.666cm">
            <draw:text-box>
              <text:p text:style-name="P3"><text:span text:style-name="T2">STDOUT</text:span></text:p>
            </draw:text-box>
          </draw:frame>
        </draw:g>
        <draw:g draw:id="id3">
          <draw:line draw:style-name="gr4" draw:text-style-name="P4" draw:layer="layout" svg:x1="10.001cm" svg:y1="4.333cm" svg:x2="14cm" svg:y2="4.333cm">
            <text:p/>
          </draw:line>
          <draw:frame draw:style-name="gr3" draw:text-style-name="P5" draw:layer="layout" svg:width="4cm" svg:height="0.725cm" svg:x="10cm" svg:y="3.608cm">
            <draw:text-box>
              <text:p text:style-name="P5">Return Code</text:p>
            </draw:text-box>
          </draw:frame>
        </draw:g>
        <draw:g draw:id="id4">
          <draw:frame draw:style-name="gr3" draw:text-style-name="P5" draw:layer="layout" svg:width="3cm" svg:height="0.725cm" svg:x="3cm" svg:y="2.608cm">
            <draw:text-box>
              <text:p text:style-name="P5"><text:span text:style-name="T3">STDIN</text:span></text:p>
            </draw:text-box>
          </draw:frame>
          <draw:line draw:style-name="gr2" draw:text-style-name="P2" draw:layer="layout" svg:x1="3cm" svg:y1="3.333cm" svg:x2="5.999cm" svg:y2="3.333cm">
            <text:p/>
          </draw:line>
        </draw:g>
        <draw:g draw:id="id5">
          <draw:line draw:style-name="gr5" draw:text-style-name="P6" draw:layer="layout" svg:x1="10.001cm" svg:y1="3.333cm" svg:x2="14cm" svg:y2="3.333cm">
            <text:p/>
          </draw:line>
          <draw:frame draw:style-name="gr6" draw:text-style-name="P7" draw:layer="layout" svg:width="4cm" svg:height="0.725cm" svg:x="10cm" svg:y="2.666cm">
            <draw:text-box>
              <text:p text:style-name="P7">STDERR</text:p>
            </draw:text-box>
          </draw:frame>
          <draw:line draw:style-name="gr7" draw:text-style-name="P6" draw:layer="layout" svg:x1="10.002cm" svg:y1="3.333cm" svg:x2="14.001cm" svg:y2="3.333cm">
            <text:p/>
          </draw:line>
        </draw:g>
        <draw:custom-shape draw:style-name="gr8" draw:text-style-name="P2" draw:id="id6" draw:layer="layout" svg:width="12cm" svg:height="4cm" svg:x="2.666cm" svg:y="1.33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2" draw:display-name="Dash 2" draw:style="rect" draw:dots1="3" draw:dots1-length="197%" draw:distance="197%"/>
    <draw:stroke-dash draw:name="Fine_20_Dashed" draw:display-name="Fine Dashed" draw:style="rect" draw:dots1="1" draw:dots1-length="0.508cm" draw:dots2="1" draw:dots2-length="0.508cm" draw:distance="0.508cm"/>
    <draw:stroke-dash draw:name="dotted" draw:style="rect" draw:dots1="5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0T15:53:35</meta:creation-date>
    <dc:date>2009-10-10T18:44:06</dc:date>
    <meta:editing-duration>PT02H35M21S</meta:editing-duration>
    <meta:editing-cycles>6</meta:editing-cycles>
    <meta:generator>OpenOffice.org/3.0$Unix OpenOffice.org_project/300m15$Build-937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